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19000000922F9682F79492EA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text-properties officeooo:rsid="001dfd01" officeooo:paragraph-rsid="001dfd01"/>
    </style:style>
    <style:style style:name="P2" style:family="paragraph" style:parent-style-name="Standard">
      <style:text-properties officeooo:rsid="001dfd01" officeooo:paragraph-rsid="001dfd01"/>
    </style:style>
    <style:style style:name="P3" style:family="paragraph" style:parent-style-name="Standard">
      <style:text-properties officeooo:rsid="001dfd01" officeooo:paragraph-rsid="001dfd0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.Given a list in Python and a number x, count number of occurrences of x in the</text:p>
      <text:p text:style-name="P2">given list.</text:p>
      <text:p text:style-name="P2">Write a Python function countX(lst, x) to count the number x in a given list of</text:p>
      <text:p text:style-name="P2">numbers.</text:p>
      <text:p text:style-name="P2">Note: Take input (total number of element in the list, list element and x) from the</text:p>
      <text:p text:style-name="P2">user and call the function countX(lst, x)</text:p>
      <text:p text:style-name="P2"/>
      <text:p text:style-name="P2">AIM :</text:p>
      <text:p text:style-name="P2"/>
      <text:p text:style-name="P2">To count the number x in a given list of numbers.</text:p>
      <text:p text:style-name="P2"/>
      <text:p text:style-name="P2">PROGRAM :</text:p>
      <text:p text:style-name="P2"/>
      <text:p text:style-name="P2">def countX(lst,x):</text:p>
      <text:p text:style-name="P2">count=0</text:p>
      <text:p text:style-name="P2">for i in range(0,len(lst)):</text:p>
      <text:p text:style-name="P2">if(x1==lst[i]):count=count+1</text:p>
      <text:p text:style-name="P2">return count</text:p>
      <text:p text:style-name="P2">lst1=[]</text:p>
      <text:p text:style-name="P2">n=int(input())</text:p>
      <text:p text:style-name="P2">for i in range(0,n):</text:p>
      <text:p text:style-name="P2">inp=int(input())</text:p>
      <text:p text:style-name="P2">lst1.append(inp)</text:p>
      <text:p text:style-name="P2">x1=int(input())</text:p>
      <text:p text:style-name="P2">y=countX(lst1,x1)</text:p>
      <text:p text:style-name="P2">print(y)</text:p>
      <text:p text:style-name="P2"/>
      <text:p text:style-name="P2">OUTPUT :</text:p>
      <text:p text:style-name="P2"><draw:frame draw:style-name="fr1" draw:name="Image1" text:anchor-type="paragraph" svg:width="0.2602in" svg:height="1.5209in" draw:z-index="0"><draw:image xlink:href="Pictures/1000020100000019000000922F9682F79492EAC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://103.53.53.18/mod/vpl/forms/submissionview.php?id=230&amp;userid=1668" text:style-name="Internet_20_link" text:visited-style-name="Visited_20_Internet_20_Link">http://103.53.53.18/mod/vpl/forms/submissionview.php?id=230&amp;userid=1668</text:a></text:p>
      <text:p text:style-name="P2"/>
      <text:p text:style-name="P2">RESULT :</text:p>
      <text:p text:style-name="P2"/>
      <text:p text:style-name="P2">Thus the python program to count the number x in a given list of</text:p>
      <text:p text:style-name="P2">numbers is execu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dfd01" officeooo:paragraph-rsid="001dfd0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XERCISE 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15:37:42.906280365</meta:creation-date>
    <dc:date>2020-11-24T15:41:15.771346160</dc:date>
    <meta:editing-duration>PT2M30S</meta:editing-duration>
    <meta:editing-cycles>2</meta:editing-cycles>
    <meta:generator>LibreOffice/5.2.7.2$Linux_X86_64 LibreOffice_project/20m0$Build-2</meta:generator>
    <meta:document-statistic meta:table-count="0" meta:image-count="1" meta:object-count="0" meta:page-count="1" meta:paragraph-count="28" meta:word-count="119" meta:character-count="751" meta:non-whitespace-character-count="660"/>
  </office:meta>
</office:document-meta>
</file>